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6.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cm" fo:min-width="0.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2.824cm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0.851cm" fo:min-width="1.3cm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0.7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6.9cm" svg:height="2.2cm" svg:x="1cm" svg:y="2.2cm">
          <text:p text:style-name="P1">Gestionnaire du jeu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7cm" svg:height="2cm" svg:x="14.6cm" svg:y="2.1cm">
          <text:p text:style-name="P1">Serveu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9cm" svg:height="3.1cm" svg:x="9.5cm" svg:y="1.8cm">
          <text:p text:style-name="P1">Fichi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4.7cm" svg:height="4.1cm" svg:x="4cm" svg:y="7.6cm">
          <text:p text:style-name="P1">Joueur/Robot</text:p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4.7cm" svg:height="4.1cm" svg:x="11.8cm" svg:y="7.5cm">
          <text:p text:style-name="P1">Joueur/Robot</text:p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8cm" svg:height="1.1cm" svg:x="7.8cm" svg:y="2.8cm">
          <text:p/>
          <draw:enhanced-geometry svg:viewBox="0 0 21600 21600" draw:text-areas="0 0 21600 21600" draw:mirror-vertical="true" draw:type="circular-arrow" draw:modifiers="-154.364565373872 130.80892173987 5844.916584876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6" draw:text-style-name="P2" draw:layer="layout" draw:type="curve" svg:x1="14.15cm" svg:y1="7.5cm" svg:x2="16.95cm" svg:y2="4.1cm" draw:start-shape="id1" draw:start-glue-point="4" draw:end-shape="id2" draw:end-glue-point="2" svg:d="M14150 7500c0-2550 2800-850 2800-3400" svg:viewBox="0 0 2801 3401">
          <text:p text:style-name="P1">poseCarte/18/2</text:p>
        </draw:connector>
        <draw:connector draw:style-name="gr6" draw:text-style-name="P2" draw:layer="layout" draw:type="line" svg:x1="4.45cm" svg:y1="4.4cm" svg:x2="6.35cm" svg:y2="7.6cm" draw:start-shape="id3" draw:end-shape="id4" draw:end-glue-point="4" svg:d="M4450 4400l1900 3200" svg:viewBox="0 0 1901 3201">
          <text:p text:style-name="P1">cartePosee/18/2</text:p>
        </draw:connector>
        <draw:connector draw:style-name="gr7" draw:text-style-name="P2" draw:layer="layout" draw:type="line" svg:x1="14.6cm" svg:y1="3.1cm" svg:x2="12.4cm" svg:y2="3.35cm" draw:start-shape="id2" draw:end-shape="id5" svg:d="M14600 3100l-2200 250" svg:viewBox="0 0 2201 251">
          <text:p/>
        </draw:connector>
        <draw:connector draw:style-name="gr7" draw:text-style-name="P2" draw:layer="layout" draw:type="line" svg:x1="4.45cm" svg:y1="4.4cm" svg:x2="11.8cm" svg:y2="9.55cm" draw:start-shape="id3" draw:start-glue-point="2" draw:end-shape="id1" svg:d="M4450 4400l7350 5150" svg:viewBox="0 0 7351 5151">
          <text:p/>
        </draw:connector>
        <draw:custom-shape draw:style-name="gr8" draw:text-style-name="P1" xml:id="id6" draw:id="id6" draw:layer="layout" svg:width="1.7cm" svg:height="1.6cm" svg:x="13.8cm" svg:y="13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2" draw:layer="layout" draw:type="line" svg:x1="14.65cm" svg:y1="13.7cm" svg:x2="15.812cm" svg:y2="11cm" draw:start-shape="id6" draw:start-glue-point="4" draw:end-shape="id1" draw:end-glue-point="9" svg:d="M14650 13700l1162-2700" svg:viewBox="0 0 1163 2701">
          <text:p text:style-name="P1">18</text:p>
        </draw:connector>
        <draw:connector draw:style-name="gr7" draw:text-style-name="P2" draw:layer="layout" draw:type="line" svg:x1="12.488cm" svg:y1="11cm" svg:x2="14.65cm" svg:y2="13.7cm" draw:start-shape="id1" draw:start-glue-point="7" draw:end-shape="id6" draw:end-glue-point="4" svg:d="M12488 11000l2162 2700" svg:viewBox="0 0 2163 2701">
          <text:p/>
        </draw:connector>
        <draw:custom-shape draw:style-name="gr8" draw:text-style-name="P1" xml:id="id7" draw:id="id7" draw:layer="layout" svg:width="1.7cm" svg:height="1.6cm" svg:x="5.5cm" svg:y="13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2" draw:layer="layout" draw:type="line" svg:x1="6.35cm" svg:y1="11.7cm" svg:x2="6.35cm" svg:y2="13.9cm" draw:start-shape="id4" draw:start-glue-point="8" draw:end-shape="id7" svg:d="M6350 11700v2200" svg:viewBox="0 0 1 2201">
          <text:p text:style-name="P1">Carte 18 posée par le joueur 2</text:p>
        </draw:connector>
        <draw:line draw:style-name="gr7" draw:text-style-name="P2" draw:layer="layout" svg:x1="0.9cm" svg:y1="0.6cm" svg:x2="3.1cm" svg:y2="0.6cm">
          <text:p/>
        </draw:line>
        <draw:frame draw:style-name="gr9" draw:text-style-name="P3" draw:layer="layout" svg:width="7.868cm" svg:height="0.962cm" svg:x="3.1cm" svg:y="0.1cm">
          <draw:text-box>
            <text:p>: message dans un socke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12T23:21:24.344000000</meta:creation-date>
    <dc:date>2021-12-12T23:38:22.551000000</dc:date>
    <meta:editing-duration>PT6M48S</meta:editing-duration>
    <meta:editing-cycles>1</meta:editing-cycles>
    <meta:document-statistic meta:object-count="17"/>
    <meta:generator>LibreOffice/6.3.4.2$Windows_X86_64 LibreOffice_project/60da17e045e08f1793c57c00ba83cdfce946d0aa</meta:generator>
  </office:meta>
</office:document-meta>
</file>